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f923"/>
    </style:style>
    <style:style style:name="T1" style:family="text">
      <style:text-properties fo:font-size="16pt" officeooo:rsid="0015f923" style:font-size-asian="14pt" style:font-size-complex="16pt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5f923" style:font-size-asian="14pt" style:font-weight-asian="bold" style:font-size-complex="16pt" style:font-weight-complex="bold"/>
    </style:style>
    <style:style style:name="T4" style:family="text">
      <style:text-properties officeooo:rsid="0015f923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bold" officeooo:rsid="0015f923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3">ASSIGNMENT = 2</text:span></text:p>
      <text:p text:style-name="Standard"><text:span text:style-name="T3"/></text:p>
      <text:p text:style-name="Standard"><text:span text:style-name="T3"/></text:p>
      <text:p text:style-name="Standard"><text:span text:style-name="T3">Q.1 Which field of the customers table is the primary key?</text:span></text:p>
      <text:p text:style-name="Standard"><text:span text:style-name="T3">Ans: CNUM is the primary key in customer table. </text:span></text:p>
      <text:p text:style-name="Standard"><text:span text:style-name="T3"/></text:p>
      <text:p text:style-name="Standard"><text:span text:style-name="T3">Q.2 What is the 4th column of the Customers table ? </text:span></text:p>
      <text:p text:style-name="Standard"><text:span text:style-name="T3">Ans: RATING is the 4th column in Customer table.</text:span></text:p>
      <text:p text:style-name="Standard"><text:span text:style-name="T3"/></text:p>
      <text:p text:style-name="Standard"><text:span text:style-name="T3">Q.4 What is another word for row? For column?</text:span></text:p>
      <text:p text:style-name="Standard"><text:span text:style-name="T3">Ans: Row is also called Record,Tuple and Column is also called as Attribute.</text:span></text:p>
      <text:p text:style-name="Standard"><text:span text:style-name="T3"/></text:p>
      <text:p text:style-name="Standard"><text:span text:style-name="T3">Q.5 Why isn't it possible to see the first five rows of a table?</text:span></text:p>
      <text:p text:style-name="Standard"><text:span text:style-name="T3">Ans: Row's inside a table are scattered all over the database server hard disk when we select <text:tab/>from a table ,the order of rows in the output ,depends on the row address,</text:span></text:p>
      <text:p text:style-name="Standard"><text:span text:style-name="T3"><text:s text:c="5"/>it will always be in ascending order of row address.Hence it is not possible to see the first 'five' rows of a table or last 'Five' rows of a table. </text:span></text:p>
      <text:p text:style-name="P1"><text:span text:style-name="T6"/></text:p>
      <text:p text:style-name="P1"><text:span text:style-name="T6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32:20.001724302</meta:creation-date>
    <dc:date>2023-09-14T23:40:27.837119430</dc:date>
    <meta:editing-duration>PT8M8S</meta:editing-duration>
    <meta:editing-cycles>1</meta:editing-cycles>
    <meta:document-statistic meta:table-count="0" meta:image-count="0" meta:object-count="0" meta:page-count="1" meta:paragraph-count="11" meta:word-count="141" meta:character-count="783" meta:non-whitespace-character-count="588"/>
    <meta:generator>LibreOffice/7.3.7.2$Linux_X86_64 LibreOffice_project/30$Build-2</meta:generator>
  </office:meta>
</office:document-meta>
</file>